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16pt" style:text-underline-style="solid" style:text-underline-width="auto" style:text-underline-color="font-color" fo:font-weight="bold" officeooo:rsid="001e285a" officeooo:paragraph-rsid="001e285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rlito" fo:font-size="12pt" style:text-underline-style="none" fo:font-weight="normal" officeooo:rsid="00205d8f" officeooo:paragraph-rsid="00205d8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rlito" fo:font-size="12pt" style:text-underline-style="solid" style:text-underline-width="auto" style:text-underline-color="font-color" fo:font-weight="bold" officeooo:rsid="00205d8f" officeooo:paragraph-rsid="00205d8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rlito" fo:font-size="12pt" style:text-underline-style="none" fo:font-weight="normal" officeooo:rsid="0021a721" officeooo:paragraph-rsid="0021a72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rlito" fo:font-size="12pt" style:text-underline-style="solid" style:text-underline-width="auto" style:text-underline-color="font-color" fo:font-weight="bold" officeooo:rsid="0021a721" officeooo:paragraph-rsid="0021a721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sertation</text:p>
      <text:p text:style-name="P1"/>
      <text:p text:style-name="P5">Abstract</text:p>
      <text:p text:style-name="P5"><text:span text:style-name="T3"/></text:p>
      <text:p text:style-name="P5"><text:span text:style-name="T3">TBD</text:span></text:p>
      <text:p text:style-name="P5"><text:span text:style-name="T3"/></text:p>
      <text:p text:style-name="P5">Chapter 1: Rigidity:</text:p>
      <text:p text:style-name="P5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Newton raphson method. Gradient descent optimization </text:p>
      <text:p text:style-name="P2"/>
      <text:p text:style-name="P2">For a graph, write a function that puts out a function which gives you the edge/packing equations which then can be used in an optimizer.</text:p>
      <text:p text:style-name="P2"/>
      <text:p text:style-name="P2">Outer: takes in graph</text:p>
      <text:p text:style-name="P2">inner: takes in a tuple (x1,y1,r1, …)</text:p>
      <text:p text:style-name="P2">outputs the objective function to be optimized</text:p>
      <text:p text:style-name="P2"/>
      <text:p text:style-name="P2">upload zip file containing all files including a pdf version of the skelet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20:46:08.487822593</meta:creation-date>
    <dc:date>2024-01-17T17:40:19.162129583</dc:date>
    <meta:editing-duration>PT19H15M58S</meta:editing-duration>
    <meta:editing-cycles>4</meta:editing-cycles>
    <meta:generator>LibreOffice/7.5.5.2$Linux_X86_64 LibreOffice_project/50$Build-2</meta:generator>
    <meta:document-statistic meta:table-count="0" meta:image-count="0" meta:object-count="0" meta:page-count="2" meta:paragraph-count="10" meta:word-count="68" meta:character-count="413" meta:non-whitespace-character-count="354"/>
  </office:meta>
</office:document-meta>
</file>